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4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ro3" style:family="table-row">
      <style:table-row-properties style:row-height="11.62mm" fo:break-before="auto" style:use-optimal-row-height="true"/>
    </style:style>
    <style:style style:name="ro4" style:family="table-row">
      <style:table-row-properties style:row-height="17.18mm" fo:break-before="auto" style:use-optimal-row-height="true"/>
    </style:style>
    <style:style style:name="ro5" style:family="table-row">
      <style:table-row-properties style:row-height="6.05mm" fo:break-before="auto" style:use-optimal-row-height="true"/>
    </style:style>
    <style:style style:name="ro6" style:family="table-row">
      <style:table-row-properties style:row-height="22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table:number-columns-repeated="2"/>
        </table:table-row>
        <table:table-row table:style-name="ro2">
          <table:table-cell/>
          <table:table-cell office:value-type="string" calcext:value-type="string">
            <text:p>考虑的几个问题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变量的定义问题</text:p>
          </table:table-cell>
        </table:table-row>
        <table:table-row table:style-name="ro3">
          <table:table-cell/>
          <table:table-cell office:value-type="string" calcext:value-type="string">
            <text:p>【1】python无需事先定义变量，直接赋值就可以，但是这样会有很大的问题，就是如果大小写或者拼错，那么就会导致引用错误</text:p>
          </table:table-cell>
        </table:table-row>
        <table:table-row table:style-name="ro3">
          <table:table-cell/>
          <table:table-cell office:value-type="string" calcext:value-type="string">
            <text:p>【2】C、java这类的必须给出每个变量的定义及确定类型，但是又无需进行初始化（局部变量），这样是最笨拙和最危险的</text:p>
          </table:table-cell>
        </table:table-row>
        <table:table-row table:style-name="ro4">
          <table:table-cell/>
          <table:table-cell office:value-type="string" calcext:value-type="string">
            <text:p>【3】应该像C++11引入的auto（或者javascript的var , let ），变量必须事先定义，而且必须初始化，但是类型可以指定或者由初始化值来推导。</text:p>
          </table:table-cell>
        </table:table-row>
        <table:table-row table:style-name="ro4">
          <table:table-cell/>
          <table:table-cell office:value-type="string" calcext:value-type="string">
            <text:p>【4】考虑到方便编程工具的优化（autocomplete）和特殊命名需要（比如各种奇奇怪怪的中文命名等），变量的名字应该放在一个特殊的标示内，比如&lt;&gt;</text:p>
          </table:table-cell>
        </table:table-row>
        <table:table-row table:style-name="ro1"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变量的类型和运算的问题</text:p>
          </table:table-cell>
        </table:table-row>
        <table:table-row table:style-name="ro6">
          <table:table-cell/>
          <table:table-cell office:value-type="string" calcext:value-type="string">
            <text:p>【1】变量的类型应该比较符合人类的使用习惯，所以可以分为Number(数值类型, 包括整数、实数、复数，整数和实数都是有符号的，且是复数类型的退化—没有虚部的值），String（字符串类型，只支持utf-8），Bool( 布尔类型，只有true和false，不能和其他类型互换），</text:p>
          </table:table-cell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 dachuan</meta:initial-creator>
    <meta:creation-date>2016-08-02T17:41:15.781411555</meta:creation-date>
    <meta:generator>LibreOffice/5.1.4.2$Linux_X86_64 LibreOffice_project/10m0$Build-2</meta:generator>
    <dc:date>2016-08-02T18:00:12.202923291</dc:date>
    <dc:creator>lin dachuan</dc:creator>
    <meta:editing-duration>PT5M7S</meta:editing-duration>
    <meta:editing-cycles>1</meta:editing-cycles>
    <meta:document-statistic meta:table-count="1" meta:cell-count="10" meta:object-count="0"/>
  </office:meta>
</office:document-meta>
</file>